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44cm" draw:stroke-linejoin="miter" draw:fill="solid" draw:fill-color="#ff6321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ff6321"/>
    </style:style>
  </office:automatic-styles>
  <office:body>
    <office:drawing>
      <draw:page draw:name="page1" draw:style-name="dp1" draw:master-page-name="Default">
        <draw:g>
          <svg:title>TexMaths</svg:title>
          <svg:desc>14§latex§\renewcommand{\qedsymbol}{$\blacksquare$}
\color{Orange}
\begin{proof}[\unskip\nopunct]
\begin{align} 
O(g(n) \cdot log_2(g(n))) &amp;= f(n) \cdot log_2(f(n)^c) \nonumber \hspace{-7em} \\
                                        &amp;= c \cdot f(n) \cdot log_2(f(n)) \hspace{-7em} \\
                                        &amp;= c \cdot O(g(n)) \cdot log_2(f(n)) \hspace{-7em} \\
                                        &amp;= c \cdot O(g(n)) \cdot O(log_2(g(n))) \hspace{-7em} \\
                                        &amp;= c \cdot O(g(n) \cdot log_2(g(n))) \hspace{-7em} \\
                                        &amp;= O(g(n) \cdot log_2(g(n))) \hspace{-7em} 
\end{align}
\qedhere

\end{proof}§svg§600§TRUE§</svg:desc>
          <draw:polygon draw:style-name="gr1" draw:text-style-name="P1" draw:layer="layout" svg:width="11.984cm" svg:height="5.143cm" svg:x="3.542cm" svg:y="8.239cm" svg:viewBox="0 0 11985 5144" draw:points="5993,5144 0,5144 0,0 11985,0 11985,5144">
            <text:p/>
          </draw:polygon>
          <draw:path draw:style-name="gr2" draw:text-style-name="P2" draw:layer="layout" svg:width="0.341cm" svg:height="0.357cm" svg:x="3.567cm" svg:y="8.261cm" svg:viewBox="0 0 342 358" svg:d="M342 133c0-79-53-133-127-133-106 0-215 112-215 227 0 82 55 131 127 131 104 0 215-107 215-225zM130 346c-49 0-84-40-84-105 0-21 7-94 45-151 34-52 83-78 122-78 40 0 84 28 84 101 0 36-14 113-62 174-23 30-64 59-105 59z">
            <text:p/>
          </draw:path>
          <draw:path draw:style-name="gr2" draw:text-style-name="P2" draw:layer="layout" svg:width="0.114cm" svg:height="0.492cm" svg:x="3.98cm" svg:y="8.239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26cm" svg:height="0.318cm" svg:x="4.13cm" svg:y="8.39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14cm" svg:height="0.492cm" svg:x="4.423cm" svg:y="8.239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4.58cm" svg:y="8.39cm" svg:viewBox="0 0 268 224" svg:d="M29 189c-1 8-4 19-4 22 0 9 6 13 14 13 6 0 15-4 18-13 1-2 7-25 10-37l10-45c4-10 7-21 9-33 2-9 6-23 6-24 8-16 35-61 80-61 23 0 27 18 27 35 0 30-23 94-31 114-4 13-6 18-6 24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4.889cm" svg:y="8.239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053cm" svg:height="0.053cm" svg:x="5.204cm" svg:y="8.459cm" svg:viewBox="0 0 54 54" svg:d="M54 27c0-15-13-27-27-27-15 0-27 12-27 27 0 14 12 27 27 27 14 0 27-13 27-27z">
            <text:p/>
          </draw:path>
          <draw:path draw:style-name="gr2" draw:text-style-name="P2" draw:layer="layout" svg:width="0.105cm" svg:height="0.347cm" svg:x="5.429cm" svg:y="8.267cm" svg:viewBox="0 0 106 348" svg:d="M106 6c0-2 0-6-6-6-12 0-47 4-61 4-3 2-9 2-9 12 0 5 5 5 13 5 23 0 23 4 23 8l-1 10-63 247c-1 5-2 9-2 16 0 28 22 46 45 46 17 0 29-10 38-28 9-19 14-47 14-48 0-5-4-5-5-5-6 0-6 2-8 9-8 32-18 61-37 61-16 0-16-15-16-22 0-13 1-15 4-24z">
            <text:p/>
          </draw:path>
          <draw:path draw:style-name="gr2" draw:text-style-name="P2" draw:layer="layout" svg:width="0.211cm" svg:height="0.223cm" svg:x="5.585cm" svg:y="8.39cm" svg:viewBox="0 0 212 224" svg:d="M212 84c0-52-35-84-80-84-66 0-132 71-132 140 0 49 34 84 80 84 64 0 132-68 132-140zM80 213c-22 0-43-15-43-54 0-23 12-77 28-103 25-38 54-45 67-45 29 0 44 24 44 53 0 20-10 72-29 104-17 28-45 45-67 45z">
            <text:p/>
          </draw:path>
          <draw:path draw:style-name="gr2" draw:text-style-name="P2" draw:layer="layout" svg:width="0.226cm" svg:height="0.318cm" svg:x="5.81cm" svg:y="8.39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52cm" svg:height="0.229cm" svg:x="6.06cm" svg:y="8.453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114cm" svg:height="0.492cm" svg:x="6.307cm" svg:y="8.239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26cm" svg:height="0.318cm" svg:x="6.457cm" svg:y="8.39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14cm" svg:height="0.492cm" svg:x="6.751cm" svg:y="8.239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6.908cm" svg:y="8.39cm" svg:viewBox="0 0 268 224" svg:d="M29 189c-1 8-4 19-4 22 0 9 6 13 14 13 6 0 15-4 18-13 1-2 7-25 10-37l10-45c4-10 7-21 9-33 2-9 6-23 6-24 8-16 33-61 80-61 23 0 27 18 27 35 0 30-23 94-31 114-4 13-6 18-6 24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7.217cm" svg:y="8.239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7.408cm" svg:y="8.239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7.6cm" svg:y="8.239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327cm" svg:height="0.116cm" svg:x="7.927cm" svg:y="8.427cm" svg:viewBox="0 0 328 117" svg:d="M311 20c8 0 17 0 17-10s-9-10-16-10h-295c-8 0-17 0-17 10s9 10 17 10zM312 117c7 0 16 0 16-11 0-10-9-10-17-10h-294c-8 0-17 0-17 10 0 11 9 11 17 11z">
            <text:p/>
          </draw:path>
          <draw:path draw:style-name="gr2" draw:text-style-name="P2" draw:layer="layout" svg:width="0.245cm" svg:height="0.448cm" svg:x="8.445cm" svg:y="8.261cm" svg:viewBox="0 0 246 449" svg:d="M156 150h42c9 0 15 0 15-9 0-5-6-5-14-5h-41l11-58c1-10 8-44 11-50 5-10 14-17 24-17 2 0 14 0 23 9-21 1-25 19-25 26 0 12 9 18 18 18 12 0 26-11 26-30 0-23-22-34-42-34-17 0-48 9-63 58-3 10-4 15-17 78h-33c-10 0-15 0-15 9 0 5 4 5 14 5h32l-37 195c-9 48-18 93-42 93-3 0-15 0-25-9 23-1 28-19 28-27 0-11-9-17-19-17-12 0-27 12-27 29 0 23 21 35 43 35 26 0 45-29 54-48 17-31 28-91 28-94z">
            <text:p/>
          </draw:path>
          <draw:path draw:style-name="gr2" draw:text-style-name="P2" draw:layer="layout" svg:width="0.114cm" svg:height="0.492cm" svg:x="8.761cm" svg:y="8.239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8.918cm" svg:y="8.39cm" svg:viewBox="0 0 268 224" svg:d="M29 189c-1 8-4 19-4 22 0 9 6 13 14 13 6 0 15-4 18-13 1-2 7-25 10-37l10-45c4-10 7-21 9-33 2-9 6-23 7-24 7-16 34-61 79-61 23 0 27 18 27 35 0 30-23 94-31 114-4 13-6 18-6 24 0 23 18 40 41 40 47 0 65-72 65-76 0-5-5-5-6-5-6 0-6 2-8 9-10 34-26 61-50 61-8 0-11-5-11-16 0-12 4-24 9-36 9-25 29-80 29-108 0-33-20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9.227cm" svg:y="8.239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053cm" svg:height="0.053cm" svg:x="9.543cm" svg:y="8.459cm" svg:viewBox="0 0 54 54" svg:d="M54 27c0-15-13-27-27-27-15 0-27 12-27 27 0 14 12 27 27 27 14 0 27-13 27-27z">
            <text:p/>
          </draw:path>
          <draw:path draw:style-name="gr2" draw:text-style-name="P2" draw:layer="layout" svg:width="0.105cm" svg:height="0.347cm" svg:x="9.768cm" svg:y="8.267cm" svg:viewBox="0 0 106 348" svg:d="M106 6c0-2 0-6-6-6-12 0-47 4-61 4-3 2-9 2-9 12 0 5 5 5 13 5 23 0 23 4 23 8l-1 10-63 247c-1 5-2 9-2 16 0 28 22 46 45 46 17 0 29-10 38-28 9-19 14-47 14-48 0-5-4-5-5-5-6 0-6 2-8 9-8 32-18 61-37 61-16 0-16-15-16-22 0-13 1-15 4-24z">
            <text:p/>
          </draw:path>
          <draw:path draw:style-name="gr2" draw:text-style-name="P2" draw:layer="layout" svg:width="0.211cm" svg:height="0.223cm" svg:x="9.923cm" svg:y="8.39cm" svg:viewBox="0 0 212 224" svg:d="M212 84c0-52-35-84-80-84-66 0-132 71-132 140 0 49 34 84 80 84 64 0 132-68 132-140zM80 213c-22 0-43-15-43-54 0-23 12-77 28-103 25-38 54-45 67-45 29 0 44 24 44 53 0 20-10 72-29 104-17 28-45 45-67 45z">
            <text:p/>
          </draw:path>
          <draw:path draw:style-name="gr2" draw:text-style-name="P2" draw:layer="layout" svg:width="0.226cm" svg:height="0.318cm" svg:x="10.149cm" svg:y="8.39cm" svg:viewBox="0 0 227 319" svg:d="M225 32c1-3 2-5 2-8 0-9-6-14-14-14-6 0-18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52cm" svg:height="0.229cm" svg:x="10.397cm" svg:y="8.453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114cm" svg:height="0.492cm" svg:x="10.645cm" svg:y="8.239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45cm" svg:height="0.448cm" svg:x="10.814cm" svg:y="8.261cm" svg:viewBox="0 0 246 449" svg:d="M156 150h42c9 0 15 0 15-9 0-5-6-5-14-5h-41l11-58c1-10 8-44 11-50 5-10 14-17 24-17 2 0 14 0 23 9-21 1-25 19-25 26 0 12 9 18 18 18 12 0 26-11 26-30 0-23-22-34-42-34-17 0-48 9-63 58-3 10-4 15-17 78h-33c-10 0-15 0-15 9 0 5 4 5 14 5h32l-37 195c-9 48-18 93-42 93-3 0-15 0-25-9 23-1 28-19 28-27 0-11-9-17-19-17-12 0-27 12-27 29 0 23 21 35 43 35 26 0 45-29 54-48 17-31 28-91 28-94z">
            <text:p/>
          </draw:path>
          <draw:path draw:style-name="gr2" draw:text-style-name="P2" draw:layer="layout" svg:width="0.114cm" svg:height="0.492cm" svg:x="11.131cm" svg:y="8.239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11.288cm" svg:y="8.39cm" svg:viewBox="0 0 268 224" svg:d="M29 189c-1 8-4 19-4 22 0 9 6 13 14 13 6 0 15-4 18-13 1-2 7-25 10-37l10-45c4-10 7-21 9-33 2-9 6-23 6-24 8-16 33-61 80-61 23 0 27 18 27 35 0 30-23 94-31 114-4 13-6 18-6 24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11.597cm" svg:y="8.239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49cm" svg:height="0.156cm" svg:x="11.782cm" svg:y="8.252cm" svg:viewBox="0 0 150 157" svg:d="M131 20c-13 2-18 11-18 19 0 10 7 14 14 14s19-6 19-23c0-23-27-30-45-30-53 0-101 48-101 96 0 29 21 61 64 61 59 0 86-35 86-39 0-3-3-7-6-7-2 0-3 1-5 4-27 32-67 32-74 32-25 0-36-17-36-38 0-10 5-49 23-72 13-18 31-27 49-27 4 0 21 0 30 10z">
            <text:p/>
          </draw:path>
          <draw:path draw:style-name="gr2" draw:text-style-name="P2" draw:layer="layout" svg:width="0.114cm" svg:height="0.492cm" svg:x="11.988cm" svg:y="8.239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327cm" svg:height="0.116cm" svg:x="7.927cm" svg:y="9.165cm" svg:viewBox="0 0 328 117" svg:d="M311 20c8 0 17 0 17-10s-9-10-16-10h-295c-8 0-17 0-17 10s9 10 17 10zM312 117c7 0 16 0 16-11 0-10-9-10-17-10h-294c-8 0-17 0-17 10 0 11 9 11 17 11z">
            <text:p/>
          </draw:path>
          <draw:path draw:style-name="gr2" draw:text-style-name="P2" draw:layer="layout" svg:width="0.192cm" svg:height="0.223cm" svg:x="8.44cm" svg:y="9.128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  <draw:path draw:style-name="gr2" draw:text-style-name="P2" draw:layer="layout" svg:width="0.053cm" svg:height="0.053cm" svg:x="8.784cm" svg:y="9.197cm" svg:viewBox="0 0 54 54" svg:d="M54 27c0-15-13-27-27-27-15 0-27 12-27 27 0 14 12 27 27 27 14 0 27-13 27-27z">
            <text:p/>
          </draw:path>
          <draw:path draw:style-name="gr2" draw:text-style-name="P2" draw:layer="layout" svg:width="0.245cm" svg:height="0.448cm" svg:x="9.013cm" svg:y="9cm" svg:viewBox="0 0 246 449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7-19-17-12 0-27 12-27 29 0 23 21 35 43 35 26 0 45-29 54-48 16-31 28-91 28-94z">
            <text:p/>
          </draw:path>
          <draw:path draw:style-name="gr2" draw:text-style-name="P2" draw:layer="layout" svg:width="0.114cm" svg:height="0.492cm" svg:x="9.33cm" svg:y="8.977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9.487cm" svg:y="9.128cm" svg:viewBox="0 0 268 224" svg:d="M29 189c-1 8-4 19-4 22 0 9 6 13 14 13 6 0 15-4 18-13 1-2 7-25 10-37l10-45c4-10 7-21 9-33 2-9 6-23 6-24 8-16 35-61 80-61 23 0 27 18 27 35 0 30-23 94-31 114-4 13-6 18-6 24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9.796cm" svg:y="8.977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053cm" svg:height="0.053cm" svg:x="10.111cm" svg:y="9.197cm" svg:viewBox="0 0 54 54" svg:d="M54 27c0-15-13-27-27-27-15 0-27 12-27 27 0 14 12 27 27 27 14 0 27-13 27-27z">
            <text:p/>
          </draw:path>
          <draw:path draw:style-name="gr2" draw:text-style-name="P2" draw:layer="layout" svg:width="0.105cm" svg:height="0.347cm" svg:x="10.336cm" svg:y="9.005cm" svg:viewBox="0 0 106 348" svg:d="M106 6c0-2 0-6-6-6-12 0-47 4-61 4-3 2-9 2-9 12 0 5 5 5 13 5 23 0 23 4 23 8l-1 10-63 247c-1 5-2 9-2 16 0 28 22 46 45 46 17 0 29-10 38-28 9-19 14-47 14-48 0-5-4-5-5-5-6 0-6 2-8 9-8 32-18 61-37 61-16 0-16-16-16-22 0-13 1-15 4-24z">
            <text:p/>
          </draw:path>
          <draw:path draw:style-name="gr2" draw:text-style-name="P2" draw:layer="layout" svg:width="0.211cm" svg:height="0.223cm" svg:x="10.492cm" svg:y="9.128cm" svg:viewBox="0 0 212 224" svg:d="M212 84c0-52-35-84-80-84-66 0-132 71-132 140 0 49 34 84 80 84 64 0 132-68 132-140zM80 213c-22 0-43-15-43-54 0-23 12-77 28-103 25-38 54-45 67-45 29 0 44 24 44 53 0 20-10 72-29 104-17 28-45 45-67 45z">
            <text:p/>
          </draw:path>
          <draw:path draw:style-name="gr2" draw:text-style-name="P2" draw:layer="layout" svg:width="0.226cm" svg:height="0.318cm" svg:x="10.717cm" svg:y="9.128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52cm" svg:height="0.229cm" svg:x="10.966cm" svg:y="9.191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114cm" svg:height="0.492cm" svg:x="11.214cm" svg:y="8.977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45cm" svg:height="0.448cm" svg:x="11.382cm" svg:y="9cm" svg:viewBox="0 0 246 449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7-19-17-12 0-27 12-27 29 0 23 21 35 43 35 26 0 45-29 54-48 16-31 28-91 28-94z">
            <text:p/>
          </draw:path>
          <draw:path draw:style-name="gr2" draw:text-style-name="P2" draw:layer="layout" svg:width="0.114cm" svg:height="0.492cm" svg:x="11.699cm" svg:y="8.977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11.856cm" svg:y="9.128cm" svg:viewBox="0 0 268 224" svg:d="M29 189c-1 8-4 19-4 22 0 9 6 13 14 13 6 0 15-4 18-13 1-2 7-25 10-37l10-45c4-10 7-21 9-33 2-9 6-23 6-24 8-16 35-61 80-61 23 0 27 18 27 35 0 30-23 94-31 114-4 13-6 18-6 24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12.165cm" svg:y="8.977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2.356cm" svg:y="8.977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4.947cm" svg:y="8.977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163cm" svg:height="0.328cm" svg:x="15.133cm" svg:y="9.019cm" svg:viewBox="0 0 164 329" svg:d="M102 12c0-11 0-12-11-12-32 31-75 31-91 31v16c10 0 39 0 65-13v256c0 18-1 24-46 24h-16v15c17-2 61-2 80-2 20 0 63 0 81 2v-15h-16c-45 0-46-6-46-24z">
            <text:p/>
          </draw:path>
          <draw:path draw:style-name="gr2" draw:text-style-name="P2" draw:layer="layout" svg:width="0.114cm" svg:height="0.492cm" svg:x="15.363cm" svg:y="8.977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327cm" svg:height="0.116cm" svg:x="7.927cm" svg:y="9.904cm" svg:viewBox="0 0 328 117" svg:d="M311 20c8 0 17 0 17-10s-9-10-16-10h-295c-8 0-17 0-17 10s9 10 17 10zM312 117c7 0 16 0 16-11 0-10-9-10-17-10h-294c-8 0-17 0-17 10 0 11 9 11 17 11z">
            <text:p/>
          </draw:path>
          <draw:path draw:style-name="gr2" draw:text-style-name="P2" draw:layer="layout" svg:width="0.192cm" svg:height="0.223cm" svg:x="8.44cm" svg:y="9.867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  <draw:path draw:style-name="gr2" draw:text-style-name="P2" draw:layer="layout" svg:width="0.053cm" svg:height="0.053cm" svg:x="8.784cm" svg:y="9.935cm" svg:viewBox="0 0 54 54" svg:d="M54 27c0-15-13-27-27-27-15 0-27 12-27 27 0 14 12 27 27 27 14 0 27-13 27-27z">
            <text:p/>
          </draw:path>
          <draw:path draw:style-name="gr2" draw:text-style-name="P2" draw:layer="layout" svg:width="0.341cm" svg:height="0.357cm" svg:x="9.011cm" svg:y="9.738cm" svg:viewBox="0 0 342 358" svg:d="M342 133c0-79-53-133-127-133-106 0-215 112-215 227 0 82 55 131 127 131 104 0 215-107 215-225zM129 346c-48 0-83-40-83-105 0-21 7-94 45-151 34-52 83-78 122-78 40 0 84 28 84 101 0 36-14 113-62 174-23 30-64 59-106 59z">
            <text:p/>
          </draw:path>
          <draw:path draw:style-name="gr2" draw:text-style-name="P2" draw:layer="layout" svg:width="0.114cm" svg:height="0.492cm" svg:x="9.425cm" svg:y="9.715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26cm" svg:height="0.318cm" svg:x="9.575cm" svg:y="9.867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14cm" svg:height="0.492cm" svg:x="9.869cm" svg:y="9.715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10.026cm" svg:y="9.867cm" svg:viewBox="0 0 268 224" svg:d="M29 189c-1 8-4 19-4 22 0 9 6 13 14 13 6 0 15-4 18-13 1-2 7-25 10-37l10-45c4-10 7-21 9-33 2-9 6-23 6-24 8-16 33-61 80-61 23 0 27 18 27 35 0 30-23 93-31 115-4 12-6 17-6 23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10.335cm" svg:y="9.715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0.526cm" svg:y="9.715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053cm" svg:height="0.053cm" svg:x="10.841cm" svg:y="9.935cm" svg:viewBox="0 0 54 54" svg:d="M54 27c0-15-13-27-27-27-15 0-27 12-27 27 0 14 12 27 27 27 14 0 27-13 27-27z">
            <text:p/>
          </draw:path>
          <draw:path draw:style-name="gr2" draw:text-style-name="P2" draw:layer="layout" svg:width="0.105cm" svg:height="0.347cm" svg:x="11.066cm" svg:y="9.743cm" svg:viewBox="0 0 106 348" svg:d="M106 6c0-2 0-6-6-6-12 0-47 4-61 4-3 2-9 2-9 12 0 5 5 5 13 5 23 0 23 4 23 8l-1 10-63 247c-1 5-2 9-2 16 0 28 22 46 45 46 17 0 29-10 38-28 9-19 14-47 14-48 0-5-4-5-5-5-6 0-6 2-8 9-8 32-18 61-37 61-16 0-16-16-16-22 0-13 1-15 4-24z">
            <text:p/>
          </draw:path>
          <draw:path draw:style-name="gr2" draw:text-style-name="P2" draw:layer="layout" svg:width="0.211cm" svg:height="0.223cm" svg:x="11.222cm" svg:y="9.867cm" svg:viewBox="0 0 212 224" svg:d="M212 84c0-52-35-84-80-84-66 0-132 71-132 140 0 49 34 84 80 84 64 0 132-68 132-140zM80 213c-22 0-43-15-43-54 0-23 12-77 28-103 25-38 54-45 67-45 29 0 44 24 44 53 0 20-10 72-29 104-17 28-45 45-67 45z">
            <text:p/>
          </draw:path>
          <draw:path draw:style-name="gr2" draw:text-style-name="P2" draw:layer="layout" svg:width="0.226cm" svg:height="0.318cm" svg:x="11.447cm" svg:y="9.867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52cm" svg:height="0.229cm" svg:x="11.696cm" svg:y="9.929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114cm" svg:height="0.492cm" svg:x="11.944cm" svg:y="9.715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45cm" svg:height="0.448cm" svg:x="12.112cm" svg:y="9.738cm" svg:viewBox="0 0 246 449" svg:d="M156 150h42c9 0 15 0 15-9 0-5-6-5-14-5h-41l10-58c2-10 9-44 12-50 5-10 14-17 24-17 2 0 14 0 23 9-21 1-25 19-25 26 0 12 9 18 18 18 12 0 26-11 26-30 0-23-22-34-42-34-17 0-48 9-63 58-3 10-4 15-17 78h-33c-10 0-15 0-15 9 0 5 4 5 14 5h32l-37 195c-9 48-18 93-42 93-3 0-15 0-25-9 23-1 28-19 28-27 0-11-9-17-19-17-12 0-27 12-27 29 0 23 21 35 43 35 26 0 45-29 54-48 17-31 28-91 28-94z">
            <text:p/>
          </draw:path>
          <draw:path draw:style-name="gr2" draw:text-style-name="P2" draw:layer="layout" svg:width="0.114cm" svg:height="0.492cm" svg:x="12.429cm" svg:y="9.715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12.586cm" svg:y="9.867cm" svg:viewBox="0 0 268 224" svg:d="M29 189c-1 8-4 19-4 22 0 9 6 13 14 13 6 0 15-4 18-13 1-2 7-25 10-37l10-45c4-10 7-21 9-33 2-9 6-23 6-24 8-16 35-61 80-61 23 0 27 18 27 35 0 30-23 93-31 115-4 12-6 17-6 23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12.895cm" svg:y="9.715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3.087cm" svg:y="9.715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4.947cm" svg:y="9.715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196cm" svg:height="0.328cm" svg:x="15.114cm" svg:y="9.757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2" draw:text-style-name="P2" draw:layer="layout" svg:width="0.114cm" svg:height="0.492cm" svg:x="15.363cm" svg:y="9.715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327cm" svg:height="0.116cm" svg:x="7.927cm" svg:y="10.642cm" svg:viewBox="0 0 328 117" svg:d="M311 20c8 0 17 0 17-10s-9-10-16-10h-295c-8 0-17 0-17 10s9 10 17 10zM312 117c7 0 16 0 16-11 0-10-9-10-17-10h-294c-8 0-17 0-17 10 0 11 9 11 17 11z">
            <text:p/>
          </draw:path>
          <draw:path draw:style-name="gr2" draw:text-style-name="P2" draw:layer="layout" svg:width="0.192cm" svg:height="0.223cm" svg:x="8.44cm" svg:y="10.60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  <draw:path draw:style-name="gr2" draw:text-style-name="P2" draw:layer="layout" svg:width="0.053cm" svg:height="0.053cm" svg:x="8.784cm" svg:y="10.673cm" svg:viewBox="0 0 54 54" svg:d="M54 27c0-15-13-27-27-27-15 0-27 12-27 27 0 14 12 27 27 27 14 0 27-13 27-27z">
            <text:p/>
          </draw:path>
          <draw:path draw:style-name="gr2" draw:text-style-name="P2" draw:layer="layout" svg:width="0.341cm" svg:height="0.357cm" svg:x="9.011cm" svg:y="10.476cm" svg:viewBox="0 0 342 358" svg:d="M342 133c0-79-53-133-127-133-106 0-215 112-215 227 0 82 55 131 127 131 104 0 215-107 215-225zM129 346c-48 0-83-40-83-105 0-21 7-94 45-151 34-52 83-78 122-78 40 0 84 28 84 101 0 36-14 113-62 174-23 30-64 59-106 59z">
            <text:p/>
          </draw:path>
          <draw:path draw:style-name="gr2" draw:text-style-name="P2" draw:layer="layout" svg:width="0.114cm" svg:height="0.492cm" svg:x="9.425cm" svg:y="10.45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26cm" svg:height="0.318cm" svg:x="9.575cm" svg:y="10.605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14cm" svg:height="0.492cm" svg:x="9.869cm" svg:y="10.45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10.026cm" svg:y="10.605cm" svg:viewBox="0 0 268 224" svg:d="M29 189c-1 8-4 19-4 22 0 9 6 13 14 13 6 0 15-4 18-13 1-2 7-25 10-37l10-45c4-10 7-21 9-33 2-9 6-23 6-24 8-16 33-61 80-61 23 0 27 18 27 35 0 30-23 93-31 115-4 12-6 17-6 23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10.335cm" svg:y="10.454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0.526cm" svg:y="10.454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053cm" svg:height="0.053cm" svg:x="10.841cm" svg:y="10.673cm" svg:viewBox="0 0 54 54" svg:d="M54 27c0-15-13-27-27-27-15 0-27 12-27 27 0 14 12 27 27 27 14 0 27-13 27-27z">
            <text:p/>
          </draw:path>
          <draw:path draw:style-name="gr2" draw:text-style-name="P2" draw:layer="layout" svg:width="0.341cm" svg:height="0.357cm" svg:x="11.068cm" svg:y="10.476cm" svg:viewBox="0 0 342 358" svg:d="M342 133c0-79-53-133-127-133-106 0-215 112-215 227 0 82 55 131 127 131 104 0 215-107 215-225zM129 346c-48 0-83-40-83-105 0-21 7-94 45-151 33-52 83-78 122-78 40 0 84 28 84 101 0 36-14 113-62 174-23 30-64 59-106 59z">
            <text:p/>
          </draw:path>
          <draw:path draw:style-name="gr2" draw:text-style-name="P2" draw:layer="layout" svg:width="0.114cm" svg:height="0.492cm" svg:x="11.483cm" svg:y="10.45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105cm" svg:height="0.347cm" svg:x="11.646cm" svg:y="10.482cm" svg:viewBox="0 0 106 348" svg:d="M106 6c0-2 0-6-6-6-12 0-47 4-61 4-3 2-9 2-9 12 0 5 5 5 13 5 23 0 23 4 23 8l-1 10-63 247c-1 5-2 9-2 16 0 28 22 46 45 46 17 0 29-10 38-28 9-19 14-47 14-48 0-5-4-5-5-5-6 0-6 2-8 9-8 32-18 61-37 61-16 0-16-16-16-22 0-13 1-15 4-24z">
            <text:p/>
          </draw:path>
          <draw:path draw:style-name="gr2" draw:text-style-name="P2" draw:layer="layout" svg:width="0.211cm" svg:height="0.223cm" svg:x="11.802cm" svg:y="10.605cm" svg:viewBox="0 0 212 224" svg:d="M212 84c0-52-35-84-80-84-66 0-132 71-132 140 0 49 34 84 80 84 64 0 132-68 132-140zM80 213c-22 0-43-15-43-54 0-23 12-77 28-103 25-38 54-45 67-45 29 0 44 24 44 53 0 20-10 72-29 104-17 28-45 45-67 45z">
            <text:p/>
          </draw:path>
          <draw:path draw:style-name="gr2" draw:text-style-name="P2" draw:layer="layout" svg:width="0.226cm" svg:height="0.318cm" svg:x="12.027cm" svg:y="10.605cm" svg:viewBox="0 0 227 319" svg:d="M225 32c1-3 2-5 2-8 0-9-6-14-14-14-6 0-18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52cm" svg:height="0.229cm" svg:x="12.277cm" svg:y="10.668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114cm" svg:height="0.492cm" svg:x="12.524cm" svg:y="10.45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26cm" svg:height="0.318cm" svg:x="12.674cm" svg:y="10.605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14cm" svg:height="0.492cm" svg:x="12.968cm" svg:y="10.45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13.125cm" svg:y="10.605cm" svg:viewBox="0 0 268 224" svg:d="M29 189c-1 8-4 19-4 22 0 9 6 13 14 13 6 0 15-4 18-13 1-2 7-25 10-37l10-45c4-10 7-21 9-33 2-9 6-23 6-24 8-16 35-61 80-61 23 0 27 18 27 35 0 30-23 93-31 115-4 12-6 17-6 23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13.434cm" svg:y="10.454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3.625cm" svg:y="10.454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3.817cm" svg:y="10.454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4.947cm" svg:y="10.45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04cm" svg:height="0.338cm" svg:x="15.109cm" svg:y="10.495cm" svg:viewBox="0 0 205 339" svg:d="M123 155c41-14 69-47 69-87s-43-68-91-68c-51 0-88 29-88 67 0 17 12 26 25 26 16 0 26-11 26-26 0-24-24-24-30-24 14-24 47-31 65-31 20 0 48 12 48 55 0 7-1 35-15 57-14 24-31 25-44 26-3 0-15 1-19 1s-7 1-7 6 3 5 12 5h21c41 0 60 34 60 82 0 67-35 82-56 82-22 0-59-9-77-38 18 3 33-8 33-27 0-18-12-27-27-27-12 0-28 7-28 28 0 45 46 77 100 77 60 0 105-44 105-95 0-40-31-78-82-89z">
            <text:p/>
          </draw:path>
          <draw:path draw:style-name="gr2" draw:text-style-name="P2" draw:layer="layout" svg:width="0.114cm" svg:height="0.492cm" svg:x="15.363cm" svg:y="10.454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327cm" svg:height="0.116cm" svg:x="7.927cm" svg:y="11.38cm" svg:viewBox="0 0 328 117" svg:d="M311 20c8 0 17 0 17-10s-9-10-16-10h-295c-8 0-17 0-17 10s9 10 17 10zM312 117c7 0 16 0 16-11 0-10-9-10-17-10h-294c-8 0-17 0-17 10 0 11 9 11 17 11z">
            <text:p/>
          </draw:path>
          <draw:path draw:style-name="gr2" draw:text-style-name="P2" draw:layer="layout" svg:width="0.192cm" svg:height="0.223cm" svg:x="8.44cm" svg:y="11.343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  <draw:path draw:style-name="gr2" draw:text-style-name="P2" draw:layer="layout" svg:width="0.053cm" svg:height="0.053cm" svg:x="8.784cm" svg:y="11.411cm" svg:viewBox="0 0 54 54" svg:d="M54 27c0-15-13-27-27-27-15 0-27 12-27 27 0 14 12 27 27 27 14 0 27-13 27-27z">
            <text:p/>
          </draw:path>
          <draw:path draw:style-name="gr2" draw:text-style-name="P2" draw:layer="layout" svg:width="0.341cm" svg:height="0.357cm" svg:x="9.011cm" svg:y="11.214cm" svg:viewBox="0 0 342 358" svg:d="M342 133c0-79-53-133-127-133-106 0-215 112-215 227 0 82 55 131 127 131 104 0 215-107 215-225zM129 346c-48 0-83-40-83-105 0-21 7-94 45-151 34-52 83-78 122-78 40 0 84 28 84 101 0 36-14 113-62 174-23 30-64 59-106 59z">
            <text:p/>
          </draw:path>
          <draw:path draw:style-name="gr2" draw:text-style-name="P2" draw:layer="layout" svg:width="0.114cm" svg:height="0.492cm" svg:x="9.425cm" svg:y="11.192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26cm" svg:height="0.318cm" svg:x="9.575cm" svg:y="11.343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14cm" svg:height="0.492cm" svg:x="9.869cm" svg:y="11.192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10.026cm" svg:y="11.343cm" svg:viewBox="0 0 268 224" svg:d="M29 189c-1 8-4 19-4 22 0 9 6 13 14 13 6 0 15-4 18-13 1-2 7-25 10-37l10-45c4-10 7-21 9-33 2-9 6-23 6-24 8-16 33-61 80-61 23 0 27 18 27 35 0 30-23 93-31 115-4 12-6 17-6 23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10.335cm" svg:y="11.192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053cm" svg:height="0.053cm" svg:x="10.649cm" svg:y="11.411cm" svg:viewBox="0 0 54 54" svg:d="M54 27c0-15-13-27-27-27-15 0-27 12-27 27 0 14 12 27 27 27 14 0 27-13 27-27z">
            <text:p/>
          </draw:path>
          <draw:path draw:style-name="gr2" draw:text-style-name="P2" draw:layer="layout" svg:width="0.105cm" svg:height="0.347cm" svg:x="10.875cm" svg:y="11.22cm" svg:viewBox="0 0 106 348" svg:d="M106 6c0-2 0-6-6-6-12 0-47 4-61 4-3 2-9 2-9 12 0 5 5 5 13 5 23 0 23 4 23 8l-1 10-63 247c-1 5-2 9-2 16 0 28 22 46 45 46 17 0 29-10 38-28 9-19 14-47 14-48 0-5-4-5-5-5-6 0-6 2-8 9-8 32-18 61-37 61-16 0-16-16-16-22 0-13 1-15 4-24z">
            <text:p/>
          </draw:path>
          <draw:path draw:style-name="gr2" draw:text-style-name="P2" draw:layer="layout" svg:width="0.211cm" svg:height="0.223cm" svg:x="11.03cm" svg:y="11.343cm" svg:viewBox="0 0 212 224" svg:d="M212 84c0-52-35-84-80-84-66 0-132 71-132 140 0 49 34 84 80 84 64 0 132-68 132-140zM80 213c-22 0-43-15-43-54 0-23 12-77 28-103 25-38 54-45 67-45 29 0 44 24 44 53 0 20-10 72-29 104-17 28-45 45-67 45z">
            <text:p/>
          </draw:path>
          <draw:path draw:style-name="gr2" draw:text-style-name="P2" draw:layer="layout" svg:width="0.226cm" svg:height="0.318cm" svg:x="11.255cm" svg:y="11.343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52cm" svg:height="0.229cm" svg:x="11.505cm" svg:y="11.406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114cm" svg:height="0.492cm" svg:x="11.753cm" svg:y="11.192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26cm" svg:height="0.318cm" svg:x="11.903cm" svg:y="11.343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14cm" svg:height="0.492cm" svg:x="12.196cm" svg:y="11.192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12.353cm" svg:y="11.343cm" svg:viewBox="0 0 268 224" svg:d="M29 189c-1 8-4 19-4 22 0 9 6 13 14 13 6 0 15-4 18-13 1-2 7-25 10-37l10-45c4-10 7-21 9-33 2-9 6-23 6-24 8-16 35-61 80-61 23 0 27 18 27 35 0 30-23 93-31 115-4 12-6 17-6 23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12.662cm" svg:y="11.192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2.854cm" svg:y="11.192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3.045cm" svg:y="11.192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4.947cm" svg:y="11.192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19cm" svg:height="0.333cm" svg:x="15.103cm" svg:y="11.228cm" svg:viewBox="0 0 220 334" svg:d="M131 253v43c0 18 0 23-37 23h-10v15c20-1 46-1 66-1 21 0 47 0 67 1v-15h-10c-37 0-38-5-38-23v-43h51v-16h-51v-225c0-9 0-12-8-12-4 0-5 0-9 6l-152 231v16zM134 237h-121l121-183z">
            <text:p/>
          </draw:path>
          <draw:path draw:style-name="gr2" draw:text-style-name="P2" draw:layer="layout" svg:width="0.114cm" svg:height="0.492cm" svg:x="15.363cm" svg:y="11.192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327cm" svg:height="0.116cm" svg:x="7.927cm" svg:y="12.118cm" svg:viewBox="0 0 328 117" svg:d="M311 20c8 0 17 0 17-10s-9-10-16-10h-295c-8 0-17 0-17 10s9 10 17 10zM312 117c7 0 16 0 16-11 0-10-9-10-17-10h-294c-8 0-17 0-17 10 0 11 9 11 17 11z">
            <text:p/>
          </draw:path>
          <draw:path draw:style-name="gr2" draw:text-style-name="P2" draw:layer="layout" svg:width="0.341cm" svg:height="0.357cm" svg:x="8.443cm" svg:y="11.952cm" svg:viewBox="0 0 342 358" svg:d="M342 133c0-79-53-133-127-133-106 0-215 112-215 227 0 82 55 131 127 131 104 0 215-107 215-225zM130 346c-49 0-84-40-84-105 0-21 7-94 45-151 34-52 83-78 122-78 40 0 84 28 84 101 0 36-14 113-62 174-23 30-64 59-105 59z">
            <text:p/>
          </draw:path>
          <draw:path draw:style-name="gr2" draw:text-style-name="P2" draw:layer="layout" svg:width="0.114cm" svg:height="0.492cm" svg:x="8.856cm" svg:y="11.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26cm" svg:height="0.318cm" svg:x="9.006cm" svg:y="12.081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14cm" svg:height="0.492cm" svg:x="9.3cm" svg:y="11.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9.458cm" svg:y="12.081cm" svg:viewBox="0 0 268 224" svg:d="M29 189c-1 8-4 19-4 22 0 9 6 13 14 13 6 0 15-4 18-13 1-2 7-25 10-37l10-45c4-10 7-21 9-33 2-9 6-23 6-24 8-16 35-61 80-61 23 0 27 18 27 35 0 30-23 93-31 115-4 12-6 17-6 23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9.767cm" svg:y="11.93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053cm" svg:height="0.053cm" svg:x="10.082cm" svg:y="12.15cm" svg:viewBox="0 0 54 54" svg:d="M54 27c0-15-13-27-27-27-15 0-27 12-27 27 0 14 12 27 27 27 14 0 27-13 27-27z">
            <text:p/>
          </draw:path>
          <draw:path draw:style-name="gr2" draw:text-style-name="P2" draw:layer="layout" svg:width="0.105cm" svg:height="0.347cm" svg:x="10.307cm" svg:y="11.958cm" svg:viewBox="0 0 106 348" svg:d="M106 6c0-2 0-6-6-6-12 0-47 4-61 4-3 2-9 2-9 12 0 5 5 5 13 5 23 0 23 4 23 8l-1 10-63 247c-1 5-2 9-2 16 0 28 22 46 45 46 17 0 29-10 38-28 9-19 14-47 14-48 0-5-4-5-5-5-6 0-6 2-8 9-8 32-18 61-37 61-16 0-16-16-16-22 0-13 1-15 4-24z">
            <text:p/>
          </draw:path>
          <draw:path draw:style-name="gr2" draw:text-style-name="P2" draw:layer="layout" svg:width="0.211cm" svg:height="0.223cm" svg:x="10.461cm" svg:y="12.081cm" svg:viewBox="0 0 212 224" svg:d="M212 84c0-52-35-84-80-84-66 0-132 71-132 140 0 49 34 84 80 84 64 0 132-68 132-140zM80 213c-22 0-43-15-43-54 0-23 12-77 28-103 25-38 54-45 67-45 29 0 44 24 44 53 0 20-10 72-29 104-17 28-45 45-67 45z">
            <text:p/>
          </draw:path>
          <draw:path draw:style-name="gr2" draw:text-style-name="P2" draw:layer="layout" svg:width="0.226cm" svg:height="0.318cm" svg:x="10.688cm" svg:y="12.081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52cm" svg:height="0.229cm" svg:x="10.936cm" svg:y="12.144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2" draw:text-style-name="P2" draw:layer="layout" svg:width="0.114cm" svg:height="0.492cm" svg:x="11.184cm" svg:y="11.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26cm" svg:height="0.318cm" svg:x="11.334cm" svg:y="12.081cm" svg:viewBox="0 0 227 319" svg:d="M225 32c1-3 2-5 2-8 0-9-6-14-14-14-6 0-19 3-20 21-9-19-27-31-46-31-57 0-118 69-118 140 0 49 30 78 65 78 29 0 53-23 58-29v1c-10 44-16 64-16 65-2 5-18 54-71 54-10 0-26-1-39-5 14-5 20-17 20-26 0-8-6-17-19-17-11 0-27 9-27 28 0 20 18 30 66 30 62 0 98-38 104-68zM161 155c-3 13-14 25-25 34s-26 18-40 18c-24 0-32-26-32-45 0-24 14-82 28-107 13-25 35-44 55-44 32 0 39 39 39 43 0 2 0 4-1 6z">
            <text:p/>
          </draw:path>
          <draw:path draw:style-name="gr2" draw:text-style-name="P2" draw:layer="layout" svg:width="0.114cm" svg:height="0.492cm" svg:x="11.628cm" svg:y="11.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267cm" svg:height="0.223cm" svg:x="11.785cm" svg:y="12.081cm" svg:viewBox="0 0 268 224" svg:d="M29 189c-1 8-4 19-4 22 0 9 6 13 14 13 6 0 15-4 18-13 1-2 7-25 10-37l10-45c4-10 7-21 9-33 2-9 6-23 6-24 8-16 33-61 80-61 23 0 27 18 27 35 0 30-23 93-31 115-4 12-6 17-6 23 0 23 18 40 41 40 47 0 65-72 65-76 0-5-5-5-6-5-6 0-6 2-8 9-10 34-26 61-50 61-8 0-11-5-11-16 0-12 4-24 9-36 9-25 29-80 29-108 0-33-22-53-56-53-45 0-70 31-78 43-2-27-22-43-45-43s-32 19-37 28c-8 17-15 46-15 48 0 5 4 5 6 5 5 0 5 0 9-12 7-34 17-58 35-58 10 0 16 6 16 23 0 10-2 15-8 41z">
            <text:p/>
          </draw:path>
          <draw:path draw:style-name="gr2" draw:text-style-name="P2" draw:layer="layout" svg:width="0.114cm" svg:height="0.492cm" svg:x="12.094cm" svg:y="11.93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2.286cm" svg:y="11.93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2.476cm" svg:y="11.93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114cm" svg:height="0.492cm" svg:x="14.947cm" svg:y="11.9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2" draw:text-style-name="P2" draw:layer="layout" svg:width="0.196cm" svg:height="0.338cm" svg:x="15.114cm" svg:y="11.972cm" svg:viewBox="0 0 197 339" svg:d="M197 230c0-59-40-109-94-109-23 0-45 8-63 26v-97c10 4 27 7 43 7 60 0 95-45 95-51 0-4-1-6-4-6-2 0-3 0-5 1-10 5-33 15-67 15-20 0-43-4-66-14-4-2-5-2-6-2-4 0-4 4-4 12v146c0 9 0 13 6 13 4 0 5-1 6-4 6-8 25-35 64-35 26 0 38 23 42 32 8 19 9 38 9 62 0 17 0 47-12 67-11 20-30 33-53 33-35 0-63-26-72-55 1 0 3 0 9 0 15 0 24-12 24-23 0-13-9-25-24-25-8 0-25 3-25 27 0 42 34 89 90 89 57 0 107-47 107-109z">
            <text:p/>
          </draw:path>
          <draw:path draw:style-name="gr2" draw:text-style-name="P2" draw:layer="layout" svg:width="0.114cm" svg:height="0.492cm" svg:x="15.363cm" svg:y="11.93cm" svg:viewBox="0 0 115 493" svg:d="M115 246c0-38-5-97-32-153-30-61-73-93-79-93-2 0-4 2-4 4 0 3 0 4 9 13 49 48 77 126 77 229 0 84-18 172-79 233-7 7-7 8-7 9 0 4 2 5 4 5 6 0 51-34 80-96 26-54 31-109 31-151z">
            <text:p/>
          </draw:path>
          <draw:path draw:style-name="gr2" draw:text-style-name="P2" draw:layer="layout" svg:width="0.327cm" svg:height="0.338cm" svg:x="15.171cm" svg:y="13.044cm" svg:viewBox="0 0 328 339" svg:d="M328 17c0-15-1-17-17-17h-294c-15 0-17 1-17 17v305c0 15 1 17 18 17h292c17 0 18-2 18-1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5:54:30.899320738</meta:creation-date>
    <dc:date>2018-06-13T16:28:20.842681310</dc:date>
    <meta:editing-duration>PT9M58S</meta:editing-duration>
    <meta:editing-cycles>3</meta:editing-cycles>
    <meta:generator>LibreOffice/6.0.3.2$Linux_X86_64 LibreOffice_project/00m0$Build-2</meta:generator>
    <meta:document-statistic meta:object-count="156"/>
    <meta:user-defined meta:name="TexMathsIgnorePreamble">FALSE</meta:user-defined>
    <meta:user-defined meta:name="TexMathsPreamble">% LaTex Compiler§§\usepackage{amsmath}§\usepackage{amssymb}§\usepackage{amsthm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